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7">
      <style:paragraph-properties fo:margin-left="2.491cm" fo:margin-right="0cm" fo:text-indent="-0.635cm" style:auto-text-indent="false"/>
    </style:style>
    <style:style style:name="P8" style:family="paragraph" style:parent-style-name="Text_20_body" style:list-style-name="L7">
      <style:paragraph-properties fo:margin-left="2.491cm" fo:margin-right="0cm" fo:text-indent="-0.635cm" style:auto-text-indent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du site projet: CMS-Yungi</text:p>
      <text:p text:style-name="Standard"/>
      <text:p text:style-name="Standard">Sommaire</text:p>
      <text:h text:style-name="Heading_20_1" text:outline-level="1">Analyse</text:h>
      <text:h text:style-name="Heading_20_2" text:outline-level="2">Concept de base</text:h>
      <text:h text:style-name="Heading_20_2" text:outline-level="2">Drupal</text:h>
      <text:list xml:id="list28573246" text:style-name="L2">
        <text:list-item>
          <text:list>
            <text:list-item>
              <text:list>
                <text:list-item>
                  <text:p text:style-name="P5">Models de documents</text:p>
                </text:list-item>
                <text:list-item>
                  <text:p text:style-name="P5">Affichage via des "templates"</text:p>
                </text:list-item>
                <text:list-item>
                  <text:p text:style-name="P5">Tout tient dans des catégories</text:p>
                </text:list-item>
                <text:list-item>
                  <text:p text:style-name="P5">Console d'administration</text:p>
                </text:list-item>
                <text:list-item>
                  <text:p text:style-name="P5">Expérience utilisateurs</text:p>
                </text:list-item>
              </text:list>
            </text:list-item>
          </text:list>
        </text:list-item>
      </text:list>
      <text:h text:style-name="Heading_20_2" text:outline-level="2">Vivamea</text:h>
      <text:list xml:id="list28578352" text:style-name="L3">
        <text:list-item>
          <text:list>
            <text:list-item>
              <text:list>
                <text:list-item>
                  <text:p text:style-name="P6">Logique <text:span text:style-name="T2">d'affichage</text:span></text:p>
                </text:list-item>
                <text:list-item>
                  <text:p text:style-name="P6">Procédé Commercial</text:p>
                </text:list-item>
              </text:list>
            </text:list-item>
          </text:list>
        </text:list-item>
      </text:list>
      <text:h text:style-name="Heading_20_2" text:outline-level="2">Partis pris</text:h>
      <text:list xml:id="list28584727" text:style-name="L7">
        <text:list-item>
          <text:p text:style-name="P7">Librairie JS: <text:span text:style-name="T1">JQuery</text:span></text:p>
        </text:list-item>
        <text:list-item>
          <text:p text:style-name="P7">Moteur de template PHP: <text:span text:style-name="T1">Smarty</text:span></text:p>
        </text:list-item>
        <text:list-item>
          <text:p text:style-name="P7">Contenus stockés dans du MySql: <text:span text:style-name="T1">JSON</text:span></text:p>
        </text:list-item>
        <text:list-item>
          <text:p text:style-name="P7">Accès aux données: <text:span text:style-name="T1">PDO</text:span></text:p>
        </text:list-item>
        <text:list-item>
          <text:p text:style-name="P8">Versionning: <text:span text:style-name="T1">Totoise SVN &amp; Code.Google.com</text:span></text:p>
        </text:list-item>
      </text:list>
      <text:h text:style-name="Heading_20_1" text:outline-level="1">Conception</text:h>
      <text:h text:style-name="Heading_20_2" text:outline-level="2">Intelligence d'affichage</text:h>
      <text:list xml:id="list28153543" text:style-name="L1">
        <text:list-item>
          <text:list>
            <text:list-item>
              <text:list>
                <text:list-item>
                  <text:p text:style-name="P1">Squelette de base du site</text:p>
                  <text:list>
                    <text:list-item>
                      <text:p text:style-name="P1">Type <text:span text:style-name="T1">Page</text:span></text:p>
                    </text:list-item>
                    <text:list-item>
                      <text:p text:style-name="P1">Type <text:span text:style-name="T1">Formulaire</text:span></text:p>
                      <text:list>
                        <text:list-item>
                          <text:p text:style-name="P2">Type <text:span text:style-name="T1">input</text:span></text:p>
                        </text:list-item>
                        <text:list-item>
                          <text:p text:style-name="P2">Type <text:span text:style-name="T1">checkbox</text:span></text:p>
                        </text:list-item>
                        <text:list-item>
                          <text:p text:style-name="P2">Type <text:span text:style-name="T1">radio</text:span></text:p>
                        </text:list-item>
                        <text:list-item>
                          <text:p text:style-name="P2">Type <text:span text:style-name="T1">select</text:span></text:p>
                        </text:list-item>
                        <text:list-item>
                          <text:p text:style-name="P2">Type <text:span text:style-name="T1">textarea</text:span></text:p>
                        </text:list-item>
                      </text:list>
                    </text:list-item>
                    <text:list-item>
                      <text:p text:style-name="P1">Type <text:span text:style-name="T1">Matrice</text:span></text:p>
                    </text:list-item>
                    <text:list-item>
                      <text:p text:style-name="P1">Type <text:span text:style-name="T1">Menu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Theming – gestion des thèmes</text:h>
      <text:list xml:id="list28569480" text:continue-list="list28153543" text:style-name="L1">
        <text:list-item>
          <text:list>
            <text:list-item>
              <text:list>
                <text:list-item>
                  <text:list>
                    <text:list-item text:start-value="1">
                      <text:p text:style-name="P2">Classique</text:p>
                    </text:list-item>
                    <text:list-item>
                      <text:p text:style-name="P1">Tradiluxe à venir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oft-page-break/>Arborescence</text:h>
      <text:h text:style-name="Heading_20_2" text:outline-level="2">Conception de la BDD</text:h>
      <text:list xml:id="list28593450" text:continue-list="list28569480" text:style-name="L1">
        <text:list-item>
          <text:list>
            <text:list-item>
              <text:list>
                <text:list-item text:start-value="1">
                  <text:p text:style-name="P1">MCD</text:p>
                </text:list-item>
                <text:list-item>
                  <text:p text:style-name="P1">Raisonnements intermédiaires</text:p>
                </text:list-item>
                <text:list-item>
                  <text:p text:style-name="P1">MLD</text:p>
                </text:list-item>
              </text:list>
            </text:list-item>
          </text:list>
        </text:list-item>
      </text:list>
      <text:h text:style-name="Heading_20_2" text:outline-level="2">Quels que diagrames de traitements</text:h>
      <text:list xml:id="list28577135" text:continue-list="list28593450" text:style-name="L1">
        <text:list-item>
          <text:list>
            <text:list-item>
              <text:list>
                <text:list-item text:start-value="1">
                  <text:p text:style-name="P1">Création d'un modèle de page</text:p>
                </text:list-item>
                <text:list-item>
                  <text:p text:style-name="P1">Ajout d'un produit dans le catalogue</text:p>
                </text:list-item>
                <text:list-item>
                  <text:p text:style-name="P1">Gestion d'un membre</text:p>
                </text:list-item>
              </text:list>
            </text:list-item>
          </text:list>
        </text:list-item>
      </text:list>
      <text:h text:style-name="Heading_20_2" text:outline-level="2">Intelligence Métiers</text:h>
      <text:list xml:id="list28589263" text:continue-list="list28577135" text:style-name="L1">
        <text:list-item>
          <text:list>
            <text:list-item>
              <text:list>
                <text:list-item text:start-value="1">
                  <text:p text:style-name="P1">Diagrame des classes</text:p>
                </text:list-item>
                <text:list-item>
                  <text:p text:style-name="P1">Classes de gestion du site</text:p>
                  <text:list>
                    <text:list-item>
                      <text:p text:style-name="P3">Artworks</text:p>
                    </text:list-item>
                    <text:list-item>
                      <text:p text:style-name="P3">Categories</text:p>
                    </text:list-item>
                    <text:list-item>
                      <text:p text:style-name="P3">DataBase</text:p>
                    </text:list-item>
                    <text:list-item>
                      <text:p text:style-name="P3">Debug</text:p>
                    </text:list-item>
                    <text:list-item>
                      <text:p text:style-name="P3">Documents</text:p>
                    </text:list-item>
                    <text:list-item>
                      <text:p text:style-name="P3">Files</text:p>
                    </text:list-item>
                    <text:list-item>
                      <text:p text:style-name="P3">Form</text:p>
                    </text:list-item>
                    <text:list-item>
                      <text:p text:style-name="P3">Images</text:p>
                    </text:list-item>
                    <text:list-item>
                      <text:p text:style-name="P3">InfosWebsite</text:p>
                    </text:list-item>
                    <text:list-item>
                      <text:p text:style-name="P3">Languagies</text:p>
                    </text:list-item>
                    <text:list-item>
                      <text:p text:style-name="P3">Matrice</text:p>
                    </text:list-item>
                    <text:list-item>
                      <text:p text:style-name="P3">Menu</text:p>
                    </text:list-item>
                    <text:list-item>
                      <text:p text:style-name="P3">Pages</text:p>
                    </text:list-item>
                    <text:list-item>
                      <text:p text:style-name="P3">Scripts</text:p>
                    </text:list-item>
                    <text:list-item>
                      <text:p text:style-name="P3">SmartyYungi</text:p>
                    </text:list-item>
                    <text:list-item>
                      <text:p text:style-name="P3">String</text:p>
                    </text:list-item>
                    <text:list-item>
                      <text:p text:style-name="P3">Upload</text:p>
                    </text:list-item>
                    <text:list-item>
                      <text:p text:style-name="P3">User</text:p>
                    </text:list-item>
                    <text:list-item>
                      <text:p text:style-name="P3">Videos</text:p>
                    </text:list-item>
                    <text:list-item>
                      <text:p text:style-name="P3">Vues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Réalistation</text:h>
      <text:list xml:id="list28584725" text:continue-list="list28589263" text:style-name="L1">
        <text:list-item>
          <text:list>
            <text:list-item text:start-value="1">
              <text:p text:style-name="P1">Google Analytics</text:p>
            </text:list-item>
            <text:list-item>
              <text:p text:style-name="P1">Google Maps</text:p>
            </text:list-item>
            <text:list-item>
              <text:p text:style-name="P1">Présentation "Maquette"</text:p>
            </text:list-item>
          </text:list>
        </text:list-item>
      </text:list>
      <text:h text:style-name="Heading_20_1" text:outline-level="1">Tes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1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cm" fo:margin-bottom="0cm" fo:text-indent="1.3cm" style:auto-text-indent="false">
        <style:tab-stops/>
      </style:paragraph-properties>
      <style:text-properties fo:font-size="12pt" fo:font-style="italic" fo:font-weight="normal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57S</meta:editing-duration>
    <meta:editing-cycles>7</meta:editing-cycles>
    <meta:generator>LibreOffice/3.4$Win32 LibreOffice_project/340m1$Build-502</meta:generator>
    <dc:date>2012-04-06T08:44:07.02</dc:date>
    <meta:document-statistic meta:table-count="0" meta:image-count="0" meta:object-count="0" meta:page-count="2" meta:paragraph-count="71" meta:word-count="203" meta:character-count="1166" meta:non-whitespace-character-count="1079"/>
    <meta:user-defined meta:name="Info 1"/>
    <meta:user-defined meta:name="Info 2"/>
    <meta:user-defined meta:name="Info 3"/>
    <meta:user-defined meta:name="Info 4"/>
  </office:meta>
</office:document-meta>
</file>